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ptedSuffixesTypesComposite.getSources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edSuffixesTypesComposite.AcceptedSuffixesTypesComposite( Composite parent ,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cceptedSuffixesTypesComposite.init( Collection acceptedTypes , Collection sourceTypes , Collection sourceSuffixes , Collection javadocTypes , Collection javadocSuf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ptedSuffixesTypesComposite.init( String acceptedTypes , String sourceTypes , String sourceSuffixes , String javadocTypes , String javadocSuf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ceptedSuffixesTypesComposite.getAccep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edSuffixesTypesComposite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ptedSuffixesTypesComposite.getJavadoc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edSuffixesTypesComposite.getSource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edSuffixesTypesComposite.getJavadoc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